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SDLException.WSDL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Exception.WSDL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Exception.WSDLException( Exception 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